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family-generic="system" style:font-pitch="variable" style:name="Wingdings" svg:font-family="Wingdings" svg:panose-1="5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modern" style:font-pitch="fixed" style:name="Courier New" svg:font-family="Courier New"/>
  </office:font-face-decls>
  <office:automatic-styles>
    <style:style style:family="paragraph" style:list-style-name="LFO14" style:name="a786dc5" style:parent-style-name="Listenabsatz">
      <style:paragraph-properties/>
    </style:style>
    <style:style style:family="paragraph" style:list-style-name="LFO14" style:name="aabb277" style:parent-style-name="Listenabsatz">
      <style:paragraph-properties/>
    </style:style>
    <style:style style:family="paragraph" style:list-style-name="LFO12" style:name="aace84e" style:parent-style-name="Listenabsatz">
      <style:paragraph-properties/>
    </style:style>
    <style:style style:family="paragraph" style:name="a394662" style:parent-style-name="Überschrift2">
      <style:paragraph-properties/>
    </style:style>
    <style:style style:family="paragraph" style:list-style-name="LFO9" style:name="a8285d6" style:parent-style-name="Listenabsatz">
      <style:paragraph-properties/>
    </style:style>
    <style:style style:family="paragraph" style:list-style-name="LFO9" style:name="a3fb9a6" style:parent-style-name="Listenabsatz">
      <style:paragraph-properties/>
    </style:style>
    <style:style style:family="paragraph" style:list-style-name="LFO9" style:name="aaf459c" style:parent-style-name="Listenabsatz">
      <style:paragraph-properties/>
    </style:style>
    <style:style style:family="paragraph" style:list-style-name="LFO9" style:name="a073ad6" style:parent-style-name="Listenabsatz">
      <style:paragraph-properties/>
    </style:style>
    <style:style style:family="paragraph" style:list-style-name="LFO9" style:name="aee78f7" style:parent-style-name="Listenabsatz">
      <style:paragraph-properties/>
    </style:style>
    <style:style style:family="paragraph" style:name="a352e78" style:parent-style-name="Überschrift2">
      <style:paragraph-properties/>
    </style:style>
    <style:style style:family="paragraph" style:list-style-name="LFO6" style:name="a765e0e" style:parent-style-name="Listenabsatz">
      <style:paragraph-properties/>
    </style:style>
    <style:style style:family="paragraph" style:list-style-name="LFO6" style:name="ae750a5" style:parent-style-name="Listenabsatz">
      <style:paragraph-properties/>
    </style:style>
    <style:style style:family="paragraph" style:list-style-name="LFO3" style:name="ae0c301" style:parent-style-name="Listenabsatz">
      <style:paragraph-properties/>
    </style:style>
    <style:style style:family="paragraph" style:list-style-name="LFO3" style:name="a38dcee" style:parent-style-name="Listenabsatz">
      <style:paragraph-properties/>
    </style:style>
    <style:style style:family="paragraph" style:list-style-name="LFO2" style:name="a1d98f9" style:parent-style-name="Listenabsatz">
      <style:paragraph-properties/>
    </style:style>
    <style:style style:family="paragraph" style:list-style-name="LFO2" style:name="a968301" style:parent-style-name="Listenabsatz">
      <style:paragraph-properties/>
    </style:style>
    <style:style style:family="paragraph" style:list-style-name="LFO2" style:name="a55ffaf" style:parent-style-name="Listenabsatz">
      <style:paragraph-properties/>
    </style:style>
    <style:style style:family="paragraph" style:list-style-name="LFO2" style:name="a93ddf3" style:parent-style-name="Listenabsatz">
      <style:paragraph-properties/>
    </style:style>
    <style:style style:family="paragraph" style:list-style-name="LFO2" style:name="aca5f7e" style:parent-style-name="Listenabsatz">
      <style:paragraph-properties/>
    </style:style>
    <style:style style:family="paragraph" style:name="aee9f22" style:parent-style-name="Überschrift2">
      <style:paragraph-properties/>
    </style:style>
    <style:style style:family="paragraph" style:list-style-name="LFO15" style:name="a7fe109" style:parent-style-name="Listenabsatz">
      <style:paragraph-properties/>
    </style:style>
    <style:style style:family="paragraph" style:list-style-name="LFO15" style:name="aafe50e" style:parent-style-name="Listenabsatz">
      <style:paragraph-properties/>
    </style:style>
    <style:style style:family="paragraph" style:name="a3e36ea" style:parent-style-name="Überschrift2">
      <style:paragraph-properties/>
    </style:style>
    <style:style style:family="paragraph" style:name="a1689a9" style:parent-style-name="Überschrift2">
      <style:paragraph-properties/>
    </style:style>
    <style:style style:family="paragraph" style:list-style-name="LFO18" style:name="ad77f2a" style:parent-style-name="Listenabsatz">
      <style:paragraph-properties/>
    </style:style>
    <style:style style:family="paragraph" style:list-style-name="LFO18" style:name="a1cd2eb" style:parent-style-name="Listenabsatz">
      <style:paragraph-properties/>
    </style:style>
    <style:style style:family="paragraph" style:name="ace3f54" style:parent-style-name="Überschrift2">
      <style:paragraph-properties/>
    </style:style>
    <style:style style:family="paragraph" style:list-style-name="LFO4" style:name="a041bc7" style:parent-style-name="Listenabsatz">
      <style:paragraph-properties/>
    </style:style>
    <style:style style:family="paragraph" style:list-style-name="LFO5" style:name="a2a6757" style:parent-style-name="Listenabsatz">
      <style:paragraph-properties/>
    </style:style>
    <style:style style:family="paragraph" style:list-style-name="LFO5" style:name="aa902ac" style:parent-style-name="Listenabsatz">
      <style:paragraph-properties/>
    </style:style>
    <style:style style:family="paragraph" style:list-style-name="LFO4" style:name="a1b1ca7" style:parent-style-name="Listenabsatz">
      <style:paragraph-properties/>
    </style:style>
    <style:style style:family="paragraph" style:name="a55ae43" style:parent-style-name="Überschrift2">
      <style:paragraph-properties/>
    </style:style>
    <style:style style:family="paragraph" style:list-style-name="LFO1" style:name="af91051" style:parent-style-name="Listenabsatz">
      <style:paragraph-properties/>
    </style:style>
    <style:style style:family="paragraph" style:list-style-name="LFO1" style:name="afd0814" style:parent-style-name="Listenabsatz">
      <style:paragraph-properties/>
    </style:style>
    <style:style style:family="paragraph" style:list-style-name="LFO1" style:name="a618fda" style:parent-style-name="Listenabsatz">
      <style:paragraph-properties/>
    </style:style>
    <style:style style:family="paragraph" style:list-style-name="LFO1" style:name="af4a841" style:parent-style-name="Listenabsatz">
      <style:paragraph-properties/>
    </style:style>
    <style:style style:family="paragraph" style:name="aa69a1a" style:parent-style-name="Überschrift2">
      <style:paragraph-properties/>
    </style:style>
    <style:style style:family="paragraph" style:name="a62d47c" style:parent-style-name="Titel">
      <style:paragraph-properties fo:break-before="page"/>
    </style:style>
    <text:list-style style:name="LFO14">
      <text:list-level-style-number style:num-format="1" style:num-suffix="." text:display-levels="1" text:level="1" text:start-value="5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1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9">
      <text:list-level-style-number style:num-format="1" style:num-suffix="." text:display-levels="1" text:level="1">
        <style:list-level-properties text:list-level-position-and-space-mode="label-alignment" text:min-label-width="6mm" text:space-before="0mm">
          <style:list-level-label-alignment fo:margin-left="6.35mm" fo:text-indent="-6.35mm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7mm" text:space-before="6mm">
          <style:list-level-label-alignment fo:margin-left="13.97mm" fo:text-indent="-7.62mm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8mm" text:space-before="12mm">
          <style:list-level-label-alignment fo:margin-left="21.59mm" fo:text-indent="-8.89m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11mm" text:space-before="19mm">
          <style:list-level-label-alignment fo:margin-left="30.48mm" fo:text-indent="-11.43m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13mm" text:space-before="25mm">
          <style:list-level-label-alignment fo:margin-left="39.37mm" fo:text-indent="-13.97m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16mm" text:space-before="31mm">
          <style:list-level-label-alignment fo:margin-left="48.26mm" fo:text-indent="-16.51m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19mm" text:space-before="38mm">
          <style:list-level-label-alignment fo:margin-left="57.15mm" fo:text-indent="-19.05m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21mm" text:space-before="44mm">
          <style:list-level-label-alignment fo:margin-left="66.04mm" fo:text-indent="-21.59m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25mm" text:space-before="50mm">
          <style:list-level-label-alignment fo:margin-left="76.2mm" fo:text-indent="-25.4mm" text:label-followed-by="listtab"/>
        </style:list-level-properties>
      </text:list-level-style-number>
    </text:list-style>
    <text:list-style style:name="LFO6">
      <text:list-level-style-number style:num-format="I" style:num-suffix="." text:display-levels="1" text:level="1">
        <style:list-level-properties text:list-level-position-and-space-mode="label-alignment" text:min-label-width="12mm" text:space-before="6mm">
          <style:list-level-label-alignment fo:margin-left="19.05mm" fo:text-indent="-12.7mm" text:label-followed-by="listtab"/>
        </style:list-level-properties>
      </text:list-level-style-number>
      <text:list-level-style-number style:num-format="i" style:num-suffix="." text:display-levels="1" text:level="2">
        <style:list-level-properties fo:text-align="right"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3">
      <text:list-level-style-number style:num-format="I" style:num-suffix="." text:display-levels="1" text:level="1">
        <style:list-level-properties text:list-level-position-and-space-mode="label-alignment" text:min-label-width="12mm" text:space-before="6mm">
          <style:list-level-label-alignment fo:margin-left="19.05mm" fo:text-indent="-12.7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15">
      <text:list-level-style-image text:level="1" xlink:actuate="onLoad" xlink:href="media/image1.gif" xlink:show="embed" xlink:type="simple">
        <style:list-level-properties fo:height="3mm" fo:width="3mm"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image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18">
      <text:list-level-style-bullet text:bullet-char="" text:level="1">
        <style:list-level-properties text:list-level-position-and-space-mode="label-alignment" text:min-label-width="6mm" text:space-before="0mm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2mm">
          <style:list-level-label-alignment fo:margin-left="19.0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25mm">
          <style:list-level-label-alignment fo:margin-left="31.7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38mm">
          <style:list-level-label-alignment fo:margin-left="44.4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0mm">
          <style:list-level-label-alignment fo:margin-left="57.1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3mm">
          <style:list-level-label-alignment fo:margin-left="69.8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76mm">
          <style:list-level-label-alignment fo:margin-left="82.5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88mm">
          <style:list-level-label-alignment fo:margin-left="95.2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1mm">
          <style:list-level-label-alignment fo:margin-left="107.95mm" fo:text-indent="-6.35mm" text:label-followed-by="listtab"/>
        </style:list-level-properties>
      </text:list-level-style-bullet>
    </text:list-style>
    <text:list-style style:name="LFO5">
      <text:list-level-style-bullet text:bullet-char="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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4">
      <text:list-level-style-bullet text:bullet-char="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1">
      <text:list-level-style-bullet text:bullet-char="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ext:p text:style-name="a62d47c">Bullets &amp; Numbering</text:p>
      <text:p text:style-name="Untertitel">Examples</text:p>
      <text:h text:outline-level="2" text:style-name="aa69a1a">Bullets</text:h>
      <text:list text:continue-numbering="true" text:style-name="LFO1">
        <text:list-item>
          <text:p text:style-name="af4a841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">
        <text:list-item>
          <text:list>
            <text:list-item>
              <text:p text:style-name="a618fda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1">
        <text:list-item>
          <text:list>
            <text:list-item>
              <text:p text:style-name="afd0814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1">
        <text:list-item>
          <text:p text:style-name="af91051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55ae43">Bullets, different Style</text:h>
      <text:list text:continue-numbering="true" text:style-name="LFO4">
        <text:list-item>
          <text:p text:style-name="a1b1ca7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5">
        <text:list-item>
          <text:list>
            <text:list-item>
              <text:p text:style-name="aa902ac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5">
        <text:list-item>
          <text:list>
            <text:list-item>
              <text:p text:style-name="a2a6757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4">
        <text:list-item>
          <text:p text:style-name="a041bc7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ce3f54">Bullets with Colors</text:h>
      <text:list text:continue-numbering="true" text:style-name="LFO18">
        <text:list-item>
          <text:p text:style-name="a1cd2eb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8">
        <text:list-item>
          <text:p text:style-name="ad77f2a">Lorem ipsum dolor sit amet, consetetur sadipscing elitr,<text:s/><text:s/>sed diam nonumy eirmod tempor invidunt ut labore et dolore magna aliquyam erat, sed diam voluptua.</text:p>
        </text:list-item>
      </text:list>
      <text:h text:outline-level="2" text:style-name="a1689a9"/>
      <text:h text:outline-level="2" text:style-name="a3e36ea">Bullets with Images</text:h>
      <text:list text:continue-numbering="true" text:style-name="LFO15">
        <text:list-item>
          <text:p text:style-name="aafe50e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5">
        <text:list-item>
          <text:p text:style-name="a7fe109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ee9f22">Numbers</text:h>
      <text:list text:continue-numbering="true" text:style-name="LFO2">
        <text:list-item>
          <text:p text:style-name="aca5f7e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2">
        <text:list-item>
          <text:p text:style-name="a93ddf3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2">
        <text:list-item>
          <text:list>
            <text:list-item>
              <text:p text:style-name="a55ffaf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2">
        <text:list-item>
          <text:list>
            <text:list-item>
              <text:p text:style-name="a968301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2">
        <text:list-item>
          <text:p text:style-name="a1d98f9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p text:style-name="Standard">Numbers, Roman</text:p>
      <text:p text:style-name="Standard"/>
      <text:list text:continue-numbering="true" text:style-name="LFO3">
        <text:list-item>
          <text:p text:style-name="a38dcee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3">
        <text:list-item>
          <text:p text:style-name="ae0c301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6">
        <text:list-item>
          <text:list>
            <text:list-item>
              <text:p text:style-name="ae750a5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6">
        <text:list-item>
          <text:list>
            <text:list-item>
              <text:p text:style-name="a765e0e">….</text:p>
            </text:list-item>
          </text:list>
        </text:list-item>
      </text:list>
      <text:p text:style-name="Standard"/>
      <text:h text:outline-level="2" text:style-name="a352e78"><text:s/>Numbers, multilevel list</text:h>
      <text:list text:continue-numbering="true" text:style-name="LFO9">
        <text:list-item>
          <text:p text:style-name="aee78f7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9">
        <text:list-item>
          <text:list>
            <text:list-item>
              <text:p text:style-name="a073ad6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9">
        <text:list-item>
          <text:list>
            <text:list-item>
              <text:p text:style-name="aaf459c">Lorem ipsum dolor sit amet, consetetur sadipscing elitr,<text:s/><text:s/>sed diam nonumy eirmod tempor invidunt ut labore et dolore magna aliquyam erat, sed diam voluptua.<text:s/></text:p>
            </text:list-item>
          </text:list>
        </text:list-item>
      </text:list>
      <text:list text:continue-numbering="true" text:style-name="LFO9">
        <text:list-item>
          <text:list>
            <text:list-item>
              <text:list>
                <text:list-item>
                  <text:p text:style-name="a3fb9a6">Lorem ipsum dolor sit amet, consetetur sadipscing elitr,<text:s/><text:s/>sed diam nonumy eirmod tempor invidunt ut labore et dolore magna aliquyam erat, sed diam voluptua.<text:s/></text:p>
                </text:list-item>
              </text:list>
            </text:list-item>
          </text:list>
        </text:list-item>
      </text:list>
      <text:list text:continue-numbering="true" text:style-name="LFO9">
        <text:list-item>
          <text:list>
            <text:list-item>
              <text:p text:style-name="a8285d6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p text:style-name="Standard"/>
      <text:h text:outline-level="2" text:style-name="a394662">Numbers, set second paragraph to number<text:s/>5</text:h>
      <text:list text:continue-numbering="true" text:style-name="LFO12">
        <text:list-item>
          <text:p text:style-name="aace84e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aabb277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a786dc5">…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family-generic="system" style:font-pitch="variable" style:name="Wingdings" svg:font-family="Wingdings" svg:panose-1="5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Listenabsatz" style:family="paragraph" style:name="Listenabsatz" style:parent-style-name="Standard">
      <style:paragraph-properties fo:margin-left="12.7mm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family="text" style:name="WW_CharLFO1LVL7" style:parent-style-name="default_character_style">
      <style:text-properties style:font-name="Symbol"/>
    </style:style>
    <style:style style:family="text" style:name="WW_CharLFO18LVL4" style:parent-style-name="default_character_style">
      <style:text-properties style:font-name="Symbol"/>
    </style:style>
    <style:style style:family="text" style:name="WW_CharLFO1LVL8" style:parent-style-name="default_character_style">
      <style:text-properties style:font-name="Courier New" style:font-name-complex="Courier New"/>
    </style:style>
    <style:style style:family="text" style:name="WW_CharLFO18LVL3" style:parent-style-name="default_character_style">
      <style:text-properties style:font-name="Wingdings"/>
    </style:style>
    <style:style style:family="text" style:name="WW_CharLFO1LVL5" style:parent-style-name="default_character_style">
      <style:text-properties style:font-name="Courier New" style:font-name-complex="Courier New"/>
    </style:style>
    <style:style style:family="text" style:name="WW_CharLFO18LVL6" style:parent-style-name="default_character_style">
      <style:text-properties style:font-name="Wingdings"/>
    </style:style>
    <style:style style:family="text" style:name="WW_CharLFO1LVL6" style:parent-style-name="default_character_style">
      <style:text-properties style:font-name="Wingdings"/>
    </style:style>
    <style:style style:family="text" style:name="WW_CharLFO18LVL5" style:parent-style-name="default_character_style">
      <style:text-properties style:font-name="Courier New" style:font-name-complex="Courier New"/>
    </style:style>
    <style:style style:family="text" style:name="WW_CharLFO1LVL3" style:parent-style-name="default_character_style">
      <style:text-properties style:font-name="Wingdings"/>
    </style:style>
    <style:style style:family="text" style:name="WW_CharLFO18LVL8" style:parent-style-name="default_character_style">
      <style:text-properties style:font-name="Courier New" style:font-name-complex="Courier New"/>
    </style:style>
    <style:style style:family="text" style:name="WW_CharLFO1LVL4" style:parent-style-name="default_character_style">
      <style:text-properties style:font-name="Symbol"/>
    </style:style>
    <style:style style:family="text" style:name="WW_CharLFO18LVL7" style:parent-style-name="default_character_style">
      <style:text-properties style:font-name="Symbol"/>
    </style:style>
    <style:style style:family="text" style:name="WW_CharLFO1LVL1" style:parent-style-name="default_character_style">
      <style:text-properties style:font-name="Symbol" style:font-name-asian="MS Mincho" style:font-name-complex="Times New Roman"/>
    </style:style>
    <style:style style:family="text" style:name="WW_CharLFO1LVL2" style:parent-style-name="default_character_style">
      <style:text-properties style:font-name="Courier New" style:font-name-complex="Courier New"/>
    </style:style>
    <style:style style:family="text" style:name="WW_CharLFO18LVL9" style:parent-style-name="default_character_style">
      <style:text-properties style:font-name="Wingdings"/>
    </style:style>
    <style:style style:family="text" style:name="WW_CharLFO1LVL9" style:parent-style-name="default_character_style">
      <style:text-properties style:font-name="Wingdings"/>
    </style:style>
    <style:style style:family="text" style:name="WW_CharLFO18LVL2" style:parent-style-name="default_character_style">
      <style:text-properties style:font-name="Courier New" style:font-name-complex="Courier New"/>
    </style:style>
    <style:style style:family="text" style:name="WW_CharLFO18LVL1" style:parent-style-name="default_character_style">
      <style:text-properties fo:color="#00B050" style:font-name="Symbol"/>
    </style:style>
    <style:style style:family="text" style:name="WW_CharLFO4LVL1" style:parent-style-name="default_character_style">
      <style:text-properties style:font-name="Wingdings"/>
    </style:style>
    <style:style style:family="text" style:name="WW_CharLFO5LVL9" style:parent-style-name="default_character_style">
      <style:text-properties style:font-name="Wingdings"/>
    </style:style>
    <style:style style:family="text" style:name="WW_CharLFO4LVL3" style:parent-style-name="default_character_style">
      <style:text-properties style:font-name="Wingdings"/>
    </style:style>
    <style:style style:family="text" style:name="WW_CharLFO5LVL8" style:parent-style-name="default_character_style">
      <style:text-properties style:font-name="Courier New" style:font-name-complex="Courier New"/>
    </style:style>
    <style:style style:family="text" style:name="WW_CharLFO15LVL9" style:parent-style-name="default_character_style">
      <style:text-properties style:font-name="Wingdings"/>
    </style:style>
    <style:style style:family="text" style:name="WW_CharLFO4LVL2" style:parent-style-name="default_character_style">
      <style:text-properties style:font-name="Courier New" style:font-name-complex="Courier New"/>
    </style:style>
    <style:style style:family="text" style:name="WW_CharLFO5LVL7" style:parent-style-name="default_character_style">
      <style:text-properties style:font-name="Symbol"/>
    </style:style>
    <style:style style:family="text" style:name="WW_CharLFO15LVL8" style:parent-style-name="default_character_style">
      <style:text-properties style:font-name="Courier New" style:font-name-complex="Courier New"/>
    </style:style>
    <style:style style:family="text" style:name="WW_CharLFO4LVL5" style:parent-style-name="default_character_style">
      <style:text-properties style:font-name="Courier New" style:font-name-complex="Courier New"/>
    </style:style>
    <style:style style:family="text" style:name="WW_CharLFO5LVL6" style:parent-style-name="default_character_style">
      <style:text-properties style:font-name="Wingdings"/>
    </style:style>
    <style:style style:family="text" style:name="WW_CharLFO15LVL7" style:parent-style-name="default_character_style">
      <style:text-properties style:font-name="Symbol"/>
    </style:style>
    <style:style style:family="text" style:name="WW_CharLFO4LVL4" style:parent-style-name="default_character_style">
      <style:text-properties style:font-name="Symbol"/>
    </style:style>
    <style:style style:family="text" style:name="WW_CharLFO5LVL5" style:parent-style-name="default_character_style">
      <style:text-properties style:font-name="Courier New" style:font-name-complex="Courier New"/>
    </style:style>
    <style:style style:family="text" style:name="WW_CharLFO15LVL6" style:parent-style-name="default_character_style">
      <style:text-properties style:font-name="Wingdings"/>
    </style:style>
    <style:style style:family="text" style:name="WW_CharLFO4LVL7" style:parent-style-name="default_character_style">
      <style:text-properties style:font-name="Symbol"/>
    </style:style>
    <style:style style:family="text" style:name="WW_CharLFO5LVL4" style:parent-style-name="default_character_style">
      <style:text-properties style:font-name="Symbol"/>
    </style:style>
    <style:style style:family="text" style:name="WW_CharLFO15LVL5" style:parent-style-name="default_character_style">
      <style:text-properties style:font-name="Courier New" style:font-name-complex="Courier New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text" style:name="WW_CharLFO4LVL6" style:parent-style-name="default_character_style">
      <style:text-properties style:font-name="Wingdings"/>
    </style:style>
    <style:style style:family="text" style:name="WW_CharLFO5LVL3" style:parent-style-name="default_character_style">
      <style:text-properties style:font-name="Wingdings"/>
    </style:style>
    <style:style style:family="text" style:name="WW_CharLFO15LVL4" style:parent-style-name="default_character_style">
      <style:text-properties style:font-name="Symbol"/>
    </style:style>
    <style:style style:family="text" style:name="WW_CharLFO4LVL9" style:parent-style-name="default_character_style">
      <style:text-properties style:font-name="Wingdings"/>
    </style:style>
    <style:style style:family="text" style:name="WW_CharLFO5LVL2" style:parent-style-name="default_character_style">
      <style:text-properties style:font-name="Wingdings"/>
    </style:style>
    <style:style style:family="text" style:name="WW_CharLFO15LVL3" style:parent-style-name="default_character_style">
      <style:text-properties style:font-name="Wingdings"/>
    </style:style>
    <style:style style:family="text" style:name="WW_CharLFO4LVL8" style:parent-style-name="default_character_style">
      <style:text-properties style:font-name="Courier New" style:font-name-complex="Courier New"/>
    </style:style>
    <style:style style:family="text" style:name="WW_CharLFO5LVL1" style:parent-style-name="default_character_style">
      <style:text-properties style:font-name="Wingdings"/>
    </style:style>
    <style:style style:family="text" style:name="WW_CharLFO15LVL2" style:parent-style-name="default_character_style">
      <style:text-properties style:font-name="Courier New" style:font-name-complex="Courier New"/>
    </style:style>
    <style:style style:family="text" style:name="WW_CharLFO15LVL1" style:parent-style-name="default_character_style">
      <style:text-properties style:font-name="Symbol" style:font-name-asian="MS Mincho" style:font-name-complex="Times New Roman" style:use-window-font-color="true"/>
    </style:style>
    <style:style style:family="text" style:name="WW_CharLFO17LVL7" style:parent-style-name="default_character_style">
      <style:text-properties style:font-name="Symbol"/>
    </style:style>
    <style:style style:family="text" style:name="WW_CharLFO17LVL6" style:parent-style-name="default_character_style">
      <style:text-properties style:font-name="Wingdings"/>
    </style:style>
    <style:style style:family="text" style:name="WW_CharLFO17LVL5" style:parent-style-name="default_character_style">
      <style:text-properties style:font-name="Courier New" style:font-name-complex="Courier New"/>
    </style:style>
    <style:style style:family="text" style:name="WW_CharLFO17LVL4" style:parent-style-name="default_character_style">
      <style:text-properties style:font-name="Symbol"/>
    </style:style>
    <style:style style:family="text" style:name="WW_CharLFO17LVL9" style:parent-style-name="default_character_style">
      <style:text-properties style:font-name="Wingdings"/>
    </style:style>
    <style:style style:family="text" style:name="WW_CharLFO17LVL8" style:parent-style-name="default_character_style">
      <style:text-properties style:font-name="Courier New" style:font-name-complex="Courier New"/>
    </style:style>
    <style:style style:family="text" style:name="WW_CharLFO17LVL3" style:parent-style-name="default_character_style">
      <style:text-properties style:font-name="Wingdings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style style:family="text" style:name="WW_CharLFO17LVL2" style:parent-style-name="default_character_style">
      <style:text-properties style:font-name="Courier New" style:font-name-complex="Courier New"/>
    </style:style>
    <style:style style:family="text" style:name="WW_CharLFO17LVL1" style:parent-style-name="default_character_style">
      <style:text-properties style:font-name="Symbol"/>
    </style:style>
    <style:style style:family="text" style:name="WW_CharLFO16LVL9" style:parent-style-name="default_character_style">
      <style:text-properties style:font-name="Wingdings"/>
    </style:style>
    <style:style style:family="text" style:name="WW_CharLFO16LVL6" style:parent-style-name="default_character_style">
      <style:text-properties style:font-name="Wingdings"/>
    </style:style>
    <style:style style:family="text" style:name="WW_CharLFO16LVL5" style:parent-style-name="default_character_style">
      <style:text-properties style:font-name="Courier New" style:font-name-complex="Courier New"/>
    </style:style>
    <style:style style:family="text" style:name="WW_CharLFO16LVL8" style:parent-style-name="default_character_style">
      <style:text-properties style:font-name="Courier New" style:font-name-complex="Courier New"/>
    </style:style>
    <style:style style:family="text" style:name="WW_CharLFO16LVL7" style:parent-style-name="default_character_style">
      <style:text-properties style:font-name="Symbol"/>
    </style:style>
    <style:style style:family="text" style:name="WW_CharLFO16LVL2" style:parent-style-name="default_character_style">
      <style:text-properties style:font-name="Courier New" style:font-name-complex="Courier New"/>
    </style:style>
    <style:style style:family="text" style:name="WW_CharLFO16LVL1" style:parent-style-name="default_character_style">
      <style:text-properties style:font-name="Wingdings"/>
    </style:style>
    <style:style style:family="text" style:name="WW_CharLFO16LVL4" style:parent-style-name="default_character_style">
      <style:text-properties style:font-name="Symbol"/>
    </style:style>
    <style:style style:family="text" style:name="WW_CharLFO16LVL3" style:parent-style-name="default_character_style">
      <style:text-properties style:font-name="Wingdings"/>
    </style:style>
    <style:default-style style:family="graphic">
      <style:graphic-properties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3</dc:date>
    <meta:editing-cycles>2</meta:editing-cycles>
    <meta:editing-duration>PT0.034S</meta:editing-duration>
  </office:meta>
</office:document-meta>
</file>